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0.822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8.102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4.129cm"/>
    </style:style>
    <style:style style:name="co8" style:family="table-column">
      <style:table-column-properties fo:break-before="auto" style:column-width="7.78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dde8cb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order-bottom="0.74pt solid #000000" fo:background-color="#dde8cb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Anz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wer liefert ?</text:p>
          </table:table-cell>
          <table:table-cell table:style-name="ce6" office:value-type="string" calcext:value-type="string">
            <text:p>Preis</text:p>
          </table:table-cell>
          <table:table-cell table:style-name="ce1" office:value-type="string" calcext:value-type="string">
            <text:p>Hersteller/Lieferant</text:p>
          </table:table-cell>
          <table:table-cell table:style-name="ce1" office:value-type="string" calcext:value-type="string">
            <text:p>Bemerkung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2"/>
          <table:table-cell table:style-name="ce6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Gehäuse</text:p>
          </table:table-cell>
          <table:table-cell table:style-name="ce4" table:number-columns-repeated="2"/>
          <table:table-cell table:style-name="ce2" office:value-type="string" calcext:value-type="string">
            <text:p>90x60x60 cm (HxBxT) Aussenmasse</text:p>
          </table:table-cell>
          <table:table-cell table:style-name="ce2"/>
          <table:table-cell table:style-name="ce7"/>
          <table:table-cell table:style-name="ce2"/>
          <table:table-cell table:style-name="ce2" office:value-type="string" calcext:value-type="string">
            <text:p>das Original war 86x58x54 cm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hmen, Ecken, Schrauben, Bleche,Alu-Profile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ände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chtungsbänder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solierung PE-Schaum/Schall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ist das Armaflec/Armacell? Das hab ich sch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chriftungen/Aufklebe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wofür ist das?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hnellverschlüss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wofür ist das?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licon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wofür ist das?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ieten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hrauben für Wände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rätefüsse, Dämpfer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Kältetechnik</text:p>
          </table:table-cell>
          <table:table-cell table:style-name="ce4" table:number-columns-repeated="2"/>
          <table:table-cell table:style-name="ce2" table:number-columns-repeated="2"/>
          <table:table-cell table:style-name="ce7"/>
          <table:table-cell table:style-name="ce2"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erdichter ZR61KCE-TFD-522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rockner 083/10/5/8‘‘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nco Hoch-/Niederdruck Schalter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xpansionsventil 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ammler FBS-4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chwimmungsdämpfer SAN 12/22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Verdampfer Plattenwärmetauscher</text:p>
          </table:table-cell>
          <table:table-cell office:value-type="string" calcext:value-type="string">
            <text:p>Thomas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Kondensator Plattenwärmetauscher</text:p>
          </table:table-cell>
          <table:table-cell office:value-type="string" calcext:value-type="string">
            <text:p>Thoma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3-Wege Umschaltventil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agnetventil, EVR6-NC + Spul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wofür ist da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bsatznippel/Überwurfmuttern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ältemittel R134a, 4kg</text:p>
          </table:table-cell>
          <table:table-cell office:value-type="string" calcext:value-type="string">
            <text:p>Kältebau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ohre/Bögen/Fittiche</text:p>
          </table:table-cell>
          <table:table-cell office:value-type="string" calcext:value-type="string">
            <text:p>Kältebau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lber- und Hartlot</text:p>
          </table:table-cell>
          <table:table-cell office:value-type="string" calcext:value-type="string">
            <text:p>Kältebauer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Elektronik/Sensorik</text:p>
          </table:table-cell>
          <table:table-cell table:style-name="ce4" table:number-columns-repeated="2"/>
          <table:table-cell table:style-name="ce2" table:number-columns-repeated="2"/>
          <table:table-cell table:style-name="ce7"/>
          <table:table-cell table:style-name="ce2"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chütz DIL 12M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aton </text:p>
          </table:table-cell>
          <table:table-cell office:value-type="string" calcext:value-type="string">
            <text:p>Schütz DIL 12M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teuertrafo 24Vdc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otorschutzschalter PKZMO-1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aton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is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icherungsautomat B6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chaltschrank Rittal 104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ittal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1000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iederdrucktransmitter 0-5 bar, 4-20mA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ochdrucktransmitter 0-20 bar, 4-20mA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urchflusssensor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ifferenzdrucksensor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agnetventil für Quellwasser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Klemmen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Klemmenbeschriftung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rücken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Kabel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Kabelkanal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DIN_Schienen</text:p>
          </table:table-cell>
          <table:table-cell office:value-type="string" calcext:value-type="string">
            <text:p>Vikto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euerung UVR16x2</text:p>
          </table:table-cell>
          <table:table-cell office:value-type="string" calcext:value-type="string">
            <text:p>Viktor</text:p>
          </table:table-cell>
          <table:table-cell/>
          <table:table-cell office:value-type="string" calcext:value-type="string">
            <text:p>Technische Alternative</text:p>
          </table:table-cell>
          <table:table-cell office:value-type="string" calcext:value-type="string">
            <text:p>https://www.ta.co.at/x2-frei-programmierbare-regler/uvr16x2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875cm" fo:margin-bottom="0.797cm" fo:margin-left="0.748cm" fo:margin-right="0.72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style:region-left>
          <text:p>Stückliste WW70-V2</text:p>
        </style:region-left>
        <style:region-right>
          <text:p>Viktor und Thomas</text:p>
        </style:region-right>
      </style:header-first>
      <style:footer>
        <text:p>Seite <text:page-number>1</text:page-number></text:p>
      </style:footer>
      <style:footer-left style:display="false"/>
      <style:footer-first>
        <style:region-left>
          <text:p><text:sheet-name>???</text:sheet-name></text:p>
        </style:region-left>
        <style:region-center>
          <text:p><text:page-count>99</text:page-count></text:p>
        </style:region-center>
        <style:region-right>
          <text:p><text:file-name text:display="full">???</text:file-name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8:29:16.123588561</meta:creation-date>
    <dc:date>2025-11-12T09:43:28.724474763</dc:date>
    <meta:editing-duration>PT32M57S</meta:editing-duration>
    <meta:editing-cycles>9</meta:editing-cycles>
    <meta:generator>LibreOffice/7.3.7.2$Linux_X86_64 LibreOffice_project/30$Build-2</meta:generator>
    <meta:document-statistic meta:table-count="1" meta:cell-count="158" meta:object-count="0"/>
  </office:meta>
</office:document-meta>
</file>